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text-position="0% 100%" officeooo:rsid="00530ab6" officeooo:paragraph-rsid="00530ab6"/>
    </style:style>
    <style:style style:name="P2" style:family="paragraph" style:parent-style-name="Text_20_body">
      <style:text-properties style:text-position="0% 100%" officeooo:rsid="00530ab6" officeooo:paragraph-rsid="005506f8"/>
    </style:style>
    <style:style style:name="P3" style:family="paragraph" style:parent-style-name="Text_20_body">
      <style:text-properties style:text-position="0% 100%" officeooo:rsid="005506f8" officeooo:paragraph-rsid="005506f8"/>
    </style:style>
    <style:style style:name="P4" style:family="paragraph" style:parent-style-name="Text_20_body" style:list-style-name="L1">
      <style:text-properties officeooo:rsid="0056121f" officeooo:paragraph-rsid="0056121f"/>
    </style:style>
    <style:style style:name="P5" style:family="paragraph" style:parent-style-name="Text_20_body">
      <style:text-properties officeooo:rsid="0056121f" officeooo:paragraph-rsid="0056121f"/>
    </style:style>
    <style:style style:name="P6" style:family="paragraph" style:parent-style-name="Text_20_body" style:list-style-name="L1">
      <style:text-properties officeooo:rsid="0057d04a" officeooo:paragraph-rsid="0057d04a"/>
    </style:style>
    <style:style style:name="P7" style:family="paragraph" style:parent-style-name="Text_20_body" style:list-style-name="L1">
      <style:text-properties officeooo:rsid="0059de7b" officeooo:paragraph-rsid="0059de7b"/>
    </style:style>
    <style:style style:name="P8" style:family="paragraph" style:parent-style-name="Text_20_body">
      <style:text-properties officeooo:rsid="0059de7b" officeooo:paragraph-rsid="0059de7b"/>
    </style:style>
    <style:style style:name="T1" style:family="text">
      <style:text-properties officeooo:rsid="001ceb94"/>
    </style:style>
    <style:style style:name="T2" style:family="text">
      <style:text-properties officeooo:rsid="0014c5c4"/>
    </style:style>
    <style:style style:name="T3" style:family="text">
      <style:text-properties officeooo:rsid="001e0bcd"/>
    </style:style>
    <style:style style:name="T4" style:family="text">
      <style:text-properties style:text-position="super 58%"/>
    </style:style>
    <style:style style:name="T5" style:family="text">
      <style:text-properties officeooo:rsid="00514a30"/>
    </style:style>
    <style:style style:name="T6" style:family="text">
      <style:text-properties officeooo:rsid="005506f8"/>
    </style:style>
    <style:style style:name="T7" style:family="text">
      <style:text-properties officeooo:rsid="0057d04a"/>
    </style:style>
    <style:style style:name="T8" style:family="text">
      <style:text-properties officeooo:rsid="0059934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ssignments</text:h>
      <text:p text:style-name="P2">Beween now and next week, we will need to work with UML to come up with a problem statement. <text:span text:style-name="T6">Problem statement 1 is already posted.</text:span></text:p>
      <text:p text:style-name="P1">Class diagram and sequence diagram. Bring a physical copy and drop it off in class.</text:p>
      <text:p text:style-name="P3">Journal club papers will be posted this week. Will post a document on expectations.</text:p>
      <text:p text:style-name="P3">Project proposal deadline is Sept 5<text:span text:style-name="T4">th</text:span> &amp; Sept 7<text:span text:style-name="T4">th</text:span>.</text:p>
      <text:p text:style-name="P3"/>
      <text:h text:style-name="Heading_20_1" text:outline-level="1">Team projects</text:h>
      <text:p text:style-name="P5">Other teams’ project plans:</text:p>
      <text:list xml:id="list3099808795687825487" text:style-name="L1">
        <text:list-item>
          <text:p text:style-name="P4">Domain – Healthcare, Android app where the user puts in issue they face, and other users put their information, so the user can figure out how much it might cost to deal with a certain medical issue. <text:span text:style-name="T7">Cost prediction system. How to train the data?</text:span></text:p>
        </text:list-item>
        <text:list-item>
          <text:p text:style-name="P6">Traffic collision avoidance system, display on the hub other aircrafts in “watch area”, “warning area”, “danger area”, display information to pilot. <text:span text:style-name="T8">Simulate flights in realtime.</text:span></text:p>
        </text:list-item>
        <text:list-item>
          <text:p text:style-name="P7">Finding parking spots on campus</text:p>
        </text:list-item>
      </text:list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ceb94"/>
    </style:style>
    <style:style style:name="MT2" style:family="text">
      <style:text-properties officeooo:rsid="0014c5c4"/>
    </style:style>
    <style:style style:name="MT3" style:family="text">
      <style:text-properties officeooo:rsid="00514a30"/>
    </style:style>
    <style:style style:name="MT4" style:family="text">
      <style:text-properties officeooo:rsid="001e0bc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CS 5551 Advanced Software Engineering</text:span><text:tab/><text:tab/><text:span text:style-name="MT2">Page </text:span><text:span text:style-name="MT2"><text:page-number text:select-page="current">1</text:page-number></text:span><text:span text:style-name="MT2"> of </text:span><text:span text:style-name="MT2"><text:page-count>1</text:page-count></text:span></text:p>
        <text:p text:style-name="Header"><text:span text:style-name="MT3">08/28/2018</text:span><text:tab/><text:tab/><text:span text:style-name="MT4">MNLC 45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1T17:19:43.715422057</meta:creation-date>
    <meta:editing-duration>PT2H22S</meta:editing-duration>
    <meta:editing-cycles>60</meta:editing-cycles>
    <meta:generator>LibreOffice/5.1.6.2$Linux_X86_64 LibreOffice_project/10m0$Build-2</meta:generator>
    <dc:title>header</dc:title>
    <dc:date>2018-08-28T18:28:55.990362227</dc:date>
    <meta:document-statistic meta:table-count="0" meta:image-count="0" meta:object-count="0" meta:page-count="1" meta:paragraph-count="12" meta:word-count="159" meta:character-count="925" meta:non-whitespace-character-count="778"/>
    <meta:template xlink:type="simple" xlink:actuate="onRequest" xlink:title="header" xlink:href="../../../../../.config/libreoffice/4/user/template/header.ott" meta:date="2018-08-21T17:19:42.455932324"/>
  </office:meta>
</office:document-meta>
</file>